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A0000012C654D2DB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ffff"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color="#ffffff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4586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ccccc" draw:fill-color="#cccccc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5.487cm" svg:y="-2cm" svg:width="2.695cm" svg:height="4.002cm" draw:z-index="3"><draw:image xlink:href="Pictures/10000000000000CA0000012C654D2DB9.jpg" xlink:type="simple" xlink:show="embed" xlink:actuate="onLoad"/></draw:frame><draw:custom-shape text:anchor-type="paragraph" draw:z-index="2" draw:style-name="gr3" svg:width="3.966cm" svg:height="4cm" svg:x="-2cm" svg:y="-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rect text:anchor-type="paragraph" draw:z-index="1" draw:style-name="gr2" draw:text-style-name="P2" svg:width="4.001cm" svg:height="25.701cm" svg:x="-2cm" svg:y="2cm"><text:p/></draw:rect><draw:rect text:anchor-type="paragraph" draw:z-index="0" draw:style-name="gr1" draw:text-style-name="P1" svg:width="21.002cm" svg:height="4.001cm" svg:x="-1.981cm" svg:y="-2cm"><text:p text:style-name="P1"><text:span text:style-name="T1">Mathieu LEVEQUE</text:span></text:p></draw:rect> <text:s text:c="20"/></text:p>
      <text:p text:style-name="Standard"/>
      <text:p text:style-name="Standard"/>
      <text:p text:style-name="Standard"/>
      <text:p text:style-name="Standard"/>
      <text:p text:style-name="Standard"><text:s text:c="34"/>mon tex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30T14:20:14.03</meta:creation-date>
    <dc:date>2021-10-30T19:25:56.84</dc:date>
    <meta:editing-duration>PT1H3M24S</meta:editing-duration>
    <meta:editing-cycles>6</meta:editing-cycles>
    <meta:generator>OpenOffice/4.1.8$Win32 OpenOffice.org_project/418m3$Build-9803</meta:generator>
    <meta:document-statistic meta:table-count="0" meta:image-count="1" meta:object-count="0" meta:page-count="1" meta:paragraph-count="2" meta:word-count="2" meta:character-count="64"/>
  </office:meta>
</office:document-meta>
</file>